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0E0000009729967C33929B932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10803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as-char" svg:width="2.0827in" svg:height="1.1752in" draw:z-index="0"><draw:image xlink:href="Pictures/100000000000010E0000009729967C33929B9320.jpg" xlink:type="simple" xlink:show="embed" xlink:actuate="onLoad"/></draw:frame></text:p>
      <text:p text:style-name="Standard"><draw:frame draw:style-name="fr2" draw:name="Object1" text:anchor-type="as-char" svg:y="-0.2374in" svg:width="1.2929in" svg:height="0.4161in" draw:z-index="1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0:24:33.258973532</meta:creation-date>
    <dc:date>2016-10-31T11:10:55.704038255</dc:date>
    <meta:editing-duration>PT26M1S</meta:editing-duration>
    <meta:editing-cycles>1</meta:editing-cycles>
    <meta:document-statistic meta:table-count="0" meta:image-count="1" meta:object-count="1" meta:page-count="1" meta:paragraph-count="2" meta:word-count="0" meta:character-count="0" meta:non-whitespace-character-count="0"/>
    <meta:generator>LibreOffice/5.1.4.2$Linux_X86_64 LibreOffice_project/10m0$Build-2</meta:generator>
  </office:meta>
</office:document-meta>
</file>

<file path=Object 1/content.xml><?xml version="1.0" encoding="utf-8"?>
<math xmlns="http://www.w3.org/1998/Math/MathML" display="block"/>
</file>